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1549dd"/>
    </style:style>
    <style:style style:name="P2" style:family="paragraph" style:parent-style-name="Standard">
      <style:text-properties officeooo:rsid="001aab04" officeooo:paragraph-rsid="0013c9ea"/>
    </style:style>
    <style:style style:name="P3" style:family="paragraph" style:parent-style-name="Standard">
      <style:text-properties officeooo:rsid="001aab04" officeooo:paragraph-rsid="001e4306"/>
    </style:style>
    <style:style style:name="P4" style:family="paragraph" style:parent-style-name="Standard">
      <style:text-properties officeooo:rsid="001e4306" officeooo:paragraph-rsid="001e4306"/>
    </style:style>
    <style:style style:name="P5" style:family="paragraph" style:parent-style-name="Standard">
      <style:text-properties officeooo:rsid="001aab04" officeooo:paragraph-rsid="0013c9ea"/>
    </style:style>
    <style:style style:name="P6" style:family="paragraph" style:parent-style-name="Standard">
      <style:text-properties officeooo:rsid="001aab04" officeooo:paragraph-rsid="0022b617"/>
    </style:style>
    <style:style style:name="P7" style:family="paragraph" style:parent-style-name="Standard">
      <style:text-properties officeooo:rsid="0020b673" officeooo:paragraph-rsid="0020b673"/>
    </style:style>
    <style:style style:name="P8" style:family="paragraph" style:parent-style-name="Standard">
      <style:text-properties officeooo:rsid="0022b617" officeooo:paragraph-rsid="0022b617"/>
    </style:style>
    <style:style style:name="P9" style:family="paragraph" style:parent-style-name="Standard">
      <style:text-properties officeooo:rsid="001aab04" officeooo:paragraph-rsid="0022b617" fo:background-color="transparent"/>
    </style:style>
    <style:style style:name="T1" style:family="text">
      <style:text-properties officeooo:rsid="001c2446"/>
    </style:style>
    <style:style style:name="T2" style:family="text">
      <style:text-properties officeooo:rsid="0020b673" fo:background-color="#ffff00" loext:char-shading-value="0"/>
    </style:style>
    <style:style style:name="T3" style:family="text">
      <style:text-properties officeooo:rsid="0020b673" fo:background-color="#ffff00" loext:char-shading-value="0"/>
    </style:style>
    <style:style style:name="T4" style:family="text">
      <style:text-properties fo:background-color="transparent" loext:char-shading-value="0"/>
    </style:style>
    <style:style style:name="T5" style:family="text">
      <style:text-properties officeooo:rsid="0020b673" fo:background-color="transparent" loext:char-shading-value="0"/>
    </style:style>
    <style:style style:name="T6" style:family="text">
      <style:text-properties officeooo:rsid="0022b617" fo:background-color="transparent" loext:char-shading-value="0"/>
    </style:style>
    <style:style style:name="T7" style:family="text">
      <style:text-properties officeooo:rsid="002386e9" fo:background-color="transparent" loext:char-shading-value="0"/>
    </style:style>
    <style:style style:name="T8" style:family="text">
      <style:text-properties fo:background-color="#66ffff" loext:char-shading-value="0"/>
    </style:style>
    <style:style style:name="T9" style:family="text">
      <style:text-properties officeooo:rsid="001c2446" fo:background-color="#66ffff" loext:char-shading-value="0"/>
    </style:style>
    <style:style style:name="T10" style:family="text">
      <style:text-properties officeooo:rsid="0020b673" fo:background-color="#66ffff" loext:char-shading-value="0"/>
    </style:style>
    <style:style style:name="T11" style:family="text">
      <style:text-properties officeooo:rsid="0020b673" fo:background-color="#66ffff" loext:char-shading-value="0"/>
    </style:style>
    <style:style style:name="T12" style:family="text">
      <style:text-properties officeooo:rsid="0020b673"/>
    </style:style>
    <style:style style:name="T13" style:family="text">
      <style:text-properties officeooo:rsid="0020b673" fo:background-color="#f5b8ee" loext:char-shading-value="0"/>
    </style:style>
    <style:style style:name="T14" style:family="text">
      <style:text-properties officeooo:rsid="0020b673" fo:background-color="#99ffff" loext:char-shading-value="0"/>
    </style:style>
    <style:style style:name="T15" style:family="text">
      <style:text-properties officeooo:rsid="0022b617" fo:background-color="#99ffff" loext:char-shading-value="0"/>
    </style:style>
    <style:style style:name="T16" style:family="text">
      <style:text-properties officeooo:rsid="001c2446" fo:background-color="#99ffff" loext:char-shading-value="0"/>
    </style:style>
    <style:style style:name="T17" style:family="text">
      <style:text-properties fo:background-color="#99ffff" loext:char-shading-value="0"/>
    </style:style>
    <style:style style:name="T18" style:family="text">
      <style:text-properties officeooo:rsid="0022b617"/>
    </style:style>
    <style:style style:name="T19" style:family="text">
      <style:text-properties officeooo:rsid="002386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STAY WITH ME</text:span> BLOCKING <text:span text:style-name="T12">(begins page 75)</text:span></text:p>
      <text:p text:style-name="P2"/>
      <text:p text:style-name="P8">A bit of theory: This scene is all about how formidable the witch is at manipulating Rapunzel. <text:span text:style-name="T19">It winds up being a little bit of “you won’t leave me, I’ll leave you first!” The witch has long dreaded Rapunzel coming of age and going off to find her own happiness. At first she tries to derail it through strictness but Rapunzel is surprisingly disobedient and determined. So the witch changes tactics. First she tries “actually, you still are a child” as a tactic and Rapunzel turns away from her. Then she decides to modify her argument: yes, there are attractive things about the world, but one must still be careful. You seek love and adventure, but nobody could love you more than I. This registers a bit with Rapunzel, who has still not given in yet, but is now open to hearing more. The witch is completely different now, <text:s/>the ideal loving mom, caring and gentle. After a few more lines Rapunzel gives in. The witch, having thus demonstrated her control of Rapunzel, now feels free to punish her. </text:span></text:p>
      <text:p text:style-name="P8"/>
      <text:p text:style-name="P2"/>
      <text:p text:style-name="P4">[ <text:span text:style-name="T12">Witch, angrily, throwing Rapunzel to the ground</text:span>] <text:span text:style-name="T11">Why didn’t you tell me you had a visitor?!</text:span></text:p>
      <text:p text:style-name="P3"/>
      <text:p text:style-name="P3">[ <text:span text:style-name="T12">Rapunzel, defensively, near tears</text:span>] "<text:span text:style-name="T13">It was lonely atop that tower!</text:span>"</text:p>
      <text:p text:style-name="P2"/>
      <text:p text:style-name="P2">[ <text:span text:style-name="T12">Witch, grabbing her by the clothes</text:span>] <text:s/><text:span text:style-name="T8">I </text:span><text:span text:style-name="T10">gave you protection, and yet you disobeyed me!</text:span></text:p>
      <text:p text:style-name="P2"/>
      <text:p text:style-name="P2">[ <text:span text:style-name="T12">Rapunzel</text:span>. <text:span text:style-name="T12">Ready to take a beating</text:span> ] <text:span text:style-name="T13">I am no longer a child! [</text:span><text:span text:style-name="T2"> </text:span><text:span text:style-name="T5">breaks free and moves DSL, sobbing</text:span><text:span text:style-name="T2">] </text:span><text:span text:style-name="T13">I wish to see the world.</text:span></text:p>
      <text:p text:style-name="P2"/>
      <text:p text:style-name="P7">MUSIC</text:p>
      <text:p text:style-name="P7"/>
      <text:p text:style-name="P2">[ <text:span text:style-name="T12">Witch</text:span>, <text:span text:style-name="T12">changing tactics</text:span>] <text:s/><text:span text:style-name="T14">Don’t you know what’s out there in the world?</text:span><text:span text:style-name="T12"> [ approach rapunzel ] </text:span><text:span text:style-name="T14">Someone has to shield you from the world</text:span><text:span text:style-name="T12">. [ reaches out to rapunzel, rapunzel slaps her hand away ] </text:span><text:span text:style-name="T14">Stay with me</text:span><text:span text:style-name="T12"> [ Rapunzel sits down ] [ a beat – witch changes tactics again, sits next to Rapunzel – GO MUCH SOFTER HERE ] </text:span><text:span text:style-name="T14">Princes wait there in the world it’s true, [</text:span><text:span text:style-name="T12"> Rapunzel looks out and imagines her prince ] </text:span><text:span text:style-name="T14">Princes yes</text:span><text:span text:style-name="T12"> [ witch cradles her with left arm and points out to audience ] </text:span><text:span text:style-name="T14">but wolves and humans too</text:span><text:span text:style-name="T12">…. [ </text:span><text:span text:style-name="T3">has witch told Rapunzel that they are both not human?</text:span><text:span text:style-name="T12"> ] </text:span><text:span text:style-name="T14">Stay at home</text:span><text:span text:style-name="T12"> [ take both of rapunzel’s hands, ] <text:s/></text:span><text:span text:style-name="T14">I am home </text:span><text:span text:style-name="T12">[ rise, get Rapunzel to rise ] <text:s/></text:span><text:span text:style-name="T14">who out there</text:span><text:span text:style-name="T12"> [ sweeping gesture of audience ] </text:span><text:span text:style-name="T14">could love you more than I?!</text:span><text:span text:style-name="T12"> [ draw her close and sweeten voice ] </text:span><text:span text:style-name="T14">what out there, that I can not supply?</text:span><text:span text:style-name="T12"> [ she is referring to “love”. Witch embraces Rapunzel ] </text:span><text:span text:style-name="T14">Stay, with me.</text:span><text:span text:style-name="T12"> </text:span></text:p>
      <text:p text:style-name="P2"/>
      <text:p text:style-name="P8">[ Rapunzel starts to try to break away but stops slightly DC from Witch (in front) ]</text:p>
      <text:p text:style-name="P2"/>
      <text:p text:style-name="P2">[ <text:span text:style-name="T18">Witch hands on Rapunzel’s shoulders , sweet and loving] <text:s/></text:span><text:span text:style-name="T15">Stay with me, the world is dark and wild,</text:span><text:span text:style-name="T18"> </text:span></text:p>
      <text:p text:style-name="P2"/>
      <text:p text:style-name="P2">[ <text:span text:style-name="T18">Witch drops to one knew and tenderly embraces Rapunzel ] </text:span><text:span text:style-name="T15">Stay with me while you can be a child...</text:span></text:p>
      <text:p text:style-name="P2"/>
      <text:p text:style-name="P6">[ <text:span text:style-name="T18">Rapunzel turn and embraces witch</text:span> ] <text:s/><text:span text:style-name="T16">with me… <text:s/></text:span><text:span text:style-name="T6">[ witch strokes Rapunzel’s hair tenderly ] </text:span></text:p>
      <text:p text:style-name="P6"><text:span text:style-name="T9"/></text:p>
      <text:p text:style-name="P9"><text:span text:style-name="T1"><text:s/>A beat as witch gently holds Rapunzel, who calms and stops sobbing.</text:span></text:p>
      <text:p text:style-name="P9"/>
      <text:p text:style-name="P8"><text:span text:style-name="T4">[witch – calmly ]</text:span><text:span text:style-name="T17"> I will not share you -</text:span><text:span text:style-name="T4"> [ </text:span><text:span text:style-name="T7">a beat, then </text:span><text:span text:style-name="T4">suddenly menacing ] </text:span><text:span text:style-name="T17">but I will show you a world you’ve never se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549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9T20:55:31.142919556</dc:date>
    <meta:editing-duration>PT48M3S</meta:editing-duration>
    <meta:editing-cycles>10</meta:editing-cycles>
    <meta:generator>LibreOffice/5.1.4.2$Linux_X86_64 LibreOffice_project/10m0$Build-2</meta:generator>
    <meta:document-statistic meta:table-count="0" meta:image-count="0" meta:object-count="0" meta:page-count="1" meta:paragraph-count="15" meta:word-count="542" meta:character-count="2870" meta:non-whitespace-character-count="2325"/>
  </office:meta>
</office:document-meta>
</file>